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BoldMT" svg:font-family="Arial-BoldMT"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Ubuntu Mono" svg:font-family="'Ubuntu Mono', 'Liberation Mono', 'DejaVu Sans Mono', 'Courier New', monospace"/>
    <style:font-face style:name="system-ui" svg:font-family="system-ui, Ubuntu, 'Droid Sans', sans-serif"/>
  </office:font-face-decls>
  <office:automatic-styles>
    <style:style style:name="Tableau1" style:family="table">
      <style:table-properties style:width="18.269cm" fo:margin-left="-0.751cm" fo:margin-top="0cm" fo:margin-bottom="0cm" fo:break-before="auto" fo:break-after="auto" table:align="left" style:writing-mode="page"/>
    </style:style>
    <style:style style:name="Tableau1.A" style:family="table-column">
      <style:table-column-properties style:column-width="5.251cm"/>
    </style:style>
    <style:style style:name="Tableau1.B" style:family="table-column">
      <style:table-column-properties style:column-width="13.018cm"/>
    </style:style>
    <style:style style:name="Tableau1.1" style:family="table-row">
      <style:table-row-properties style:min-row-height="0.7cm" fo:keep-together="auto"/>
    </style:style>
    <style:style style:name="Tableau1.A1" style:family="table-cell">
      <style:table-cell-properties style:vertical-align="bottom" fo:padding-left="0.191cm" fo:padding-right="0.191cm" fo:padding-top="0cm" fo:padding-bottom="0cm" fo:border="none"/>
    </style:style>
    <style:style style:name="Tableau1.2" style:family="table-row">
      <style:table-row-properties style:min-row-height="0.644cm" fo:keep-together="auto"/>
    </style:style>
    <style:style style:name="Tableau1.A2" style:family="table-cell">
      <style:table-cell-properties fo:padding-left="0.191cm" fo:padding-right="0.191cm" fo:padding-top="0cm" fo:padding-bottom="0cm" fo:border-left="none" fo:border-right="none" fo:border-top="none" fo:border-bottom="3pt solid #d60093"/>
    </style:style>
    <style:style style:name="Tableau1.B2" style:family="table-cell">
      <style:table-cell-properties fo:padding-left="0.191cm" fo:padding-right="0.191cm" fo:padding-top="0cm" fo:padding-bottom="0cm" fo:border-left="none" fo:border-right="none" fo:border-top="none" fo:border-bottom="3pt solid #d60093"/>
    </style:style>
    <style:style style:name="Tableau2" style:family="table">
      <style:table-properties style:width="18.269cm" fo:margin-left="-0.751cm" fo:margin-top="0cm" fo:margin-bottom="0cm" fo:break-before="auto" fo:break-after="auto" table:align="left" style:writing-mode="page"/>
    </style:style>
    <style:style style:name="Tableau2.A" style:family="table-column">
      <style:table-column-properties style:column-width="18.269cm"/>
    </style:style>
    <style:style style:name="Tableau2.1" style:family="table-row">
      <style:table-row-properties fo:keep-together="auto"/>
    </style:style>
    <style:style style:name="Tableau2.A1" style:family="table-cell">
      <style:table-cell-properties fo:padding-left="0.191cm" fo:padding-right="0.191cm" fo:padding-top="0cm" fo:padding-bottom="0cm" fo:border-left="3pt solid #d60093" fo:border-right="none" fo:border-top="3pt solid #d60093" fo:border-bottom="1pt solid #d60093"/>
    </style:style>
    <style:style style:name="Tableau34" style:family="table">
      <style:table-properties style:width="18.269cm" fo:margin-left="-0.699cm" fo:margin-top="0cm" fo:margin-bottom="0cm" fo:break-before="auto" fo:break-after="auto" table:align="left" style:writing-mode="page"/>
    </style:style>
    <style:style style:name="Tableau34.A" style:family="table-column">
      <style:table-column-properties style:column-width="18.269cm"/>
    </style:style>
    <style:style style:name="Tableau34.1" style:family="table-row">
      <style:table-row-properties style:min-row-height="1.395cm" fo:keep-together="auto"/>
    </style:style>
    <style:style style:name="Tableau34.A1" style:family="table-cell">
      <style:table-cell-properties fo:padding-left="0.191cm" fo:padding-right="0.191cm" fo:padding-top="0cm" fo:padding-bottom="0cm" fo:border-left="3pt solid #d60093" fo:border-right="none" fo:border-top="3pt solid #d60093" fo:border-bottom="1pt solid #d60093"/>
    </style:style>
    <style:style style:name="Tableau35" style:family="table">
      <style:table-properties style:width="18.269cm" fo:margin-left="-0.699cm" fo:margin-top="0cm" fo:margin-bottom="0cm" fo:break-before="auto" fo:break-after="auto" table:align="left" style:writing-mode="page"/>
    </style:style>
    <style:style style:name="Tableau35.A" style:family="table-column">
      <style:table-column-properties style:column-width="18.269cm"/>
    </style:style>
    <style:style style:name="Tableau35.1" style:family="table-row">
      <style:table-row-properties fo:keep-together="auto"/>
    </style:style>
    <style:style style:name="Tableau35.A1" style:family="table-cell">
      <style:table-cell-properties fo:padding-left="0.191cm" fo:padding-right="0.191cm" fo:padding-top="0cm" fo:padding-bottom="0cm" fo:border-left="3pt solid #d60093" fo:border-right="none" fo:border-top="3pt solid #d60093" fo:border-bottom="1pt solid #d60093"/>
    </style:style>
    <style:style style:name="Tableau36" style:family="table">
      <style:table-properties style:width="18.269cm" fo:margin-left="-0.699cm" fo:margin-top="0cm" fo:margin-bottom="0cm" fo:break-before="auto" fo:break-after="auto" table:align="left" style:writing-mode="page"/>
    </style:style>
    <style:style style:name="Tableau36.A" style:family="table-column">
      <style:table-column-properties style:column-width="6.267cm"/>
    </style:style>
    <style:style style:name="Tableau36.B" style:family="table-column">
      <style:table-column-properties style:column-width="2.263cm"/>
    </style:style>
    <style:style style:name="Tableau36.C" style:family="table-column">
      <style:table-column-properties style:column-width="9.738cm"/>
    </style:style>
    <style:style style:name="Tableau36.1" style:family="table-row">
      <style:table-row-properties fo:keep-together="auto"/>
    </style:style>
    <style:style style:name="Tableau36.A1" style:family="table-cell">
      <style:table-cell-properties fo:padding-left="0.191cm" fo:padding-right="0.191cm" fo:padding-top="0cm" fo:padding-bottom="0cm" fo:border-left="3pt solid #d60093" fo:border-right="none" fo:border-top="3pt solid #d60093" fo:border-bottom="1pt solid #d60093"/>
    </style:style>
    <style:style style:name="Tableau36.2" style:family="table-row">
      <style:table-row-properties style:min-row-height="0.669cm" fo:keep-together="auto"/>
    </style:style>
    <style:style style:name="Tableau36.A2" style:family="table-cell">
      <style:table-cell-properties fo:padding-left="0.191cm" fo:padding-right="0.191cm" fo:padding-top="0cm" fo:padding-bottom="0cm" fo:border-left="1pt solid #bfbfbf" fo:border-right="none" fo:border-top="none" fo:border-bottom="none"/>
    </style:style>
    <style:style style:name="Tableau36.C2" style:family="table-cell">
      <style:table-cell-properties fo:padding-left="0.191cm" fo:padding-right="0.191cm" fo:padding-top="0cm" fo:padding-bottom="0cm" fo:border-left="none" fo:border-right="1pt solid #bfbfbf" fo:border-top="none" fo:border-bottom="none"/>
    </style:style>
    <style:style style:name="Tableau36.3" style:family="table-row">
      <style:table-row-properties style:min-row-height="0.896cm" fo:keep-together="auto"/>
    </style:style>
    <style:style style:name="Tableau36.4" style:family="table-row">
      <style:table-row-properties style:min-row-height="0.766cm" fo:keep-together="auto"/>
    </style:style>
    <style:style style:name="Tableau36.A4" style:family="table-cell">
      <style:table-cell-properties fo:padding-left="0.191cm" fo:padding-right="0.191cm" fo:padding-top="0cm" fo:padding-bottom="0cm" fo:border-left="1pt solid #bfbfbf" fo:border-right="1pt solid #bfbfbf" fo:border-top="none" fo:border-bottom="3pt solid #d60093"/>
    </style:style>
    <style:style style:name="Tableau36.A5" style:family="table-cell">
      <style:table-cell-properties fo:padding-left="0.191cm" fo:padding-right="0.191cm" fo:padding-top="0cm" fo:padding-bottom="0cm" fo:border-left="3pt solid #d60093" fo:border-right="1pt solid #bfbfbf" fo:border-top="3pt solid #d60093" fo:border-bottom="1pt solid #d60093"/>
    </style:style>
    <style:style style:name="P1" style:family="paragraph" style:parent-style-name="Standard">
      <style:text-properties style:font-name="Calibri2" officeooo:rsid="0019411e" officeooo:paragraph-rsid="0019411e"/>
    </style:style>
    <style:style style:name="P2" style:family="paragraph" style:parent-style-name="Standard">
      <style:text-properties style:font-name="Calibri2" officeooo:paragraph-rsid="00665c06"/>
    </style:style>
    <style:style style:name="P3" style:family="paragraph" style:parent-style-name="Standard">
      <style:paragraph-properties fo:text-align="start" style:justify-single-word="false"/>
      <style:text-properties style:font-name="Calibri2" fo:font-size="12pt" fo:font-style="normal" fo:font-weight="normal" officeooo:rsid="00665c06" officeooo:paragraph-rsid="00665c06" style:font-size-asian="12pt" style:font-style-asian="normal" style:font-weight-asian="normal" style:font-size-complex="12pt" style:font-style-complex="normal" style:font-weight-complex="normal"/>
    </style:style>
    <style:style style:name="P4" style:family="paragraph" style:parent-style-name="Standard">
      <style:text-properties style:font-name="Calibri2" officeooo:paragraph-rsid="00665c06"/>
    </style:style>
    <style:style style:name="P5" style:family="paragraph" style:parent-style-name="Standard">
      <style:text-properties style:font-name="Calibri2" officeooo:rsid="0019411e" officeooo:paragraph-rsid="0019411e"/>
    </style:style>
    <style:style style:name="P6" style:family="paragraph" style:parent-style-name="Standard">
      <style:paragraph-properties fo:margin-top="0.353cm" fo:margin-bottom="0.353cm" style:contextual-spacing="false" fo:line-height="115%"/>
      <style:text-properties fo:color="#404040" loext:opacity="100%" style:font-name="Calibri2" officeooo:paragraph-rsid="001d866f" style:font-name-asian="Calibri3" style:font-name-complex="Calibri3"/>
    </style:style>
    <style:style style:name="P7" style:family="paragraph" style:parent-style-name="Standard" style:list-style-name="L2">
      <style:text-properties officeooo:paragraph-rsid="006b25ba"/>
    </style:style>
    <style:style style:name="P8" style:family="paragraph" style:parent-style-name="Standard" style:list-style-name="L2">
      <style:text-properties style:font-name="Calibri1"/>
    </style:style>
    <style:style style:name="P9" style:family="paragraph" style:parent-style-name="Standard">
      <style:text-properties style:font-name="Calibri1"/>
    </style:style>
    <style:style style:name="P10" style:family="paragraph" style:parent-style-name="Standard" style:list-style-name="L5">
      <style:text-properties style:font-name="Calibri1"/>
    </style:style>
    <style:style style:name="P11" style:family="paragraph" style:parent-style-name="Standard" style:list-style-name="L5">
      <style:text-properties style:font-name="Calibri1" officeooo:paragraph-rsid="006b25ba"/>
    </style:style>
    <style:style style:name="P12" style:family="paragraph" style:parent-style-name="Standard" style:list-style-name="L3"/>
    <style:style style:name="P13" style:family="paragraph" style:parent-style-name="Standard">
      <style:text-properties officeooo:paragraph-rsid="006ac466"/>
    </style:style>
    <style:style style:name="P14" style:family="paragraph" style:parent-style-name="Standard" style:list-style-name="L4"/>
    <style:style style:name="P15" style:family="paragraph" style:parent-style-name="Standard" style:list-style-name="L6"/>
    <style:style style:name="P16" style:family="paragraph" style:parent-style-name="Standard" style:list-style-name="L6">
      <style:text-properties officeooo:paragraph-rsid="006b4114"/>
    </style:style>
    <style:style style:name="P17" style:family="paragraph" style:parent-style-name="Standard">
      <style:text-properties officeooo:paragraph-rsid="006b25ba"/>
    </style:style>
    <style:style style:name="P18" style:family="paragraph" style:parent-style-name="Standard">
      <style:text-properties officeooo:paragraph-rsid="006b4114"/>
    </style:style>
    <style:style style:name="P19" style:family="paragraph" style:parent-style-name="normal">
      <style:paragraph-properties fo:margin-right="0.06cm" fo:margin-top="0.353cm" fo:margin-bottom="0.353cm" style:contextual-spacing="false" fo:line-height="100%" fo:text-align="end" style:justify-single-word="false"/>
      <style:text-properties style:font-name="Calibri2" officeooo:paragraph-rsid="0017ca04"/>
    </style:style>
    <style:style style:name="P20" style:family="paragraph" style:parent-style-name="normal">
      <style:paragraph-properties fo:margin-top="0.353cm" fo:margin-bottom="0.353cm" style:contextual-spacing="false" fo:line-height="100%" fo:text-align="end" style:justify-single-word="false">
        <style:tab-stops>
          <style:tab-stop style:position="16.002cm" style:type="right"/>
        </style:tab-stops>
      </style:paragraph-properties>
      <style:text-properties style:font-name="Calibri2" officeooo:paragraph-rsid="0017ca04"/>
    </style:style>
    <style:style style:name="P21" style:family="paragraph" style:parent-style-name="normal">
      <style:paragraph-properties fo:margin-top="0.353cm" fo:margin-bottom="0.353cm" style:contextual-spacing="false" fo:line-height="100%" fo:keep-with-next="always"/>
      <style:text-properties style:font-name="Calibri2" officeooo:paragraph-rsid="001d866f"/>
    </style:style>
    <style:style style:name="P22" style:family="paragraph" style:parent-style-name="normal">
      <style:paragraph-properties fo:margin-top="0.353cm" fo:margin-bottom="0.353cm" style:contextual-spacing="false" fo:line-height="100%"/>
      <style:text-properties style:font-name="Calibri2" officeooo:rsid="00665c06" officeooo:paragraph-rsid="0069c2f5"/>
    </style:style>
    <style:style style:name="P23" style:family="paragraph" style:parent-style-name="normal">
      <style:paragraph-properties fo:margin-top="0.353cm" fo:margin-bottom="0.353cm" style:contextual-spacing="false" fo:line-height="100%" fo:keep-with-next="always"/>
      <style:text-properties style:font-name="Calibri2" officeooo:rsid="003e37c7" officeooo:paragraph-rsid="006ae9f0"/>
    </style:style>
    <style:style style:name="P24" style:family="paragraph" style:parent-style-name="normal">
      <style:paragraph-properties fo:margin-left="0.229cm" fo:margin-top="0.353cm" fo:margin-bottom="0.353cm" style:contextual-spacing="false" fo:line-height="100%" fo:text-indent="0cm" style:auto-text-indent="false" fo:keep-with-next="always"/>
      <style:text-properties style:font-name="Calibri2" officeooo:rsid="006ae9f0" officeooo:paragraph-rsid="006ae9f0"/>
    </style:style>
    <style:style style:name="P25" style:family="paragraph" style:parent-style-name="normal">
      <style:paragraph-properties fo:margin-top="0.353cm" fo:margin-bottom="0.353cm" style:contextual-spacing="false" fo:line-height="100%" fo:keep-with-next="always"/>
      <style:text-properties officeooo:paragraph-rsid="00665c06"/>
    </style:style>
    <style:style style:name="P26" style:family="paragraph" style:parent-style-name="normal">
      <style:paragraph-properties fo:margin-top="0.353cm" fo:margin-bottom="0.353cm" style:contextual-spacing="false" fo:line-height="100%" fo:keep-with-next="always"/>
      <style:text-properties officeooo:paragraph-rsid="003e37c7"/>
    </style:style>
    <style:style style:name="P27" style:family="paragraph" style:parent-style-name="normal">
      <style:paragraph-properties fo:margin-top="0.353cm" fo:margin-bottom="0.353cm" style:contextual-spacing="false" fo:line-height="115%"/>
      <style:text-properties fo:color="#404040" loext:opacity="100%" style:font-name="Calibri2" fo:font-size="11pt" officeooo:rsid="006ac466" officeooo:paragraph-rsid="006ac466" style:font-name-asian="Calibri3" style:font-size-asian="11pt" style:font-name-complex="Calibri3" style:font-size-complex="11pt"/>
    </style:style>
    <style:style style:name="T1" style:family="text">
      <style:text-properties fo:color="#d60093" loext:opacity="100%" style:font-name="Calibri" fo:font-size="18pt" fo:font-weight="bold" style:font-name-asian="Calibri3" style:font-size-asian="18pt" style:font-weight-asian="bold" style:font-name-complex="Calibri3" style:font-size-complex="18pt"/>
    </style:style>
    <style:style style:name="T2" style:family="text">
      <style:text-properties fo:color="#d60093" loext:opacity="100%" fo:font-size="18pt" fo:font-weight="bold" style:font-name-asian="Calibri3" style:font-size-asian="18pt" style:font-weight-asian="bold" style:font-name-complex="Calibri3" style:font-size-complex="18pt"/>
    </style:style>
    <style:style style:name="T3" style:family="text">
      <style:text-properties fo:color="#d60093" loext:opacity="100%" fo:font-size="18pt" fo:font-weight="bold" officeooo:rsid="0069c2f5" style:font-name-asian="Calibri3" style:font-size-asian="18pt" style:font-weight-asian="bold" style:font-name-complex="Calibri3" style:font-size-complex="18pt"/>
    </style:style>
    <style:style style:name="T4" style:family="text">
      <style:text-properties fo:color="#d60093" loext:opacity="100%" fo:font-size="6pt" style:font-name-asian="Noto Sans Symbols" style:font-size-asian="6pt" style:font-name-complex="Noto Sans Symbols" style:font-size-complex="6pt"/>
    </style:style>
    <style:style style:name="T5" style:family="text">
      <style:text-properties fo:color="#d60093" loext:opacity="100%" style:font-name="Calibri2" fo:font-size="6pt" style:font-name-asian="Noto Sans Symbols" style:font-size-asian="6pt" style:font-name-complex="Noto Sans Symbols" style:font-size-complex="6pt"/>
    </style:style>
    <style:style style:name="T6" style:family="text">
      <style:text-properties fo:color="#404040" loext:opacity="100%" style:font-name="Calibri" fo:font-weight="bold" style:font-name-asian="Calibri3" style:font-weight-asian="bold" style:font-name-complex="Calibri3"/>
    </style:style>
    <style:style style:name="T7" style:family="text">
      <style:text-properties fo:color="#404040" loext:opacity="100%" style:font-name="Calibri" fo:font-size="12pt" fo:font-style="italic" fo:font-weight="bold" style:font-name-asian="Calibri3" style:font-size-asian="12pt" style:font-style-asian="italic" style:font-weight-asian="bold" style:font-name-complex="Calibri3" style:font-size-complex="12pt"/>
    </style:style>
    <style:style style:name="T8" style:family="text">
      <style:text-properties fo:color="#404040" loext:opacity="100%" style:font-name="Calibri" fo:font-size="12pt" style:font-name-asian="Calibri3" style:font-size-asian="12pt" style:font-name-complex="Calibri3" style:font-size-complex="12pt"/>
    </style:style>
    <style:style style:name="T9" style:family="text">
      <style:text-properties fo:color="#404040" loext:opacity="100%" style:font-name="Calibri" style:font-name-asian="Calibri3" style:font-name-complex="Calibri3"/>
    </style:style>
    <style:style style:name="T10" style:family="text">
      <style:text-properties fo:color="#404040" loext:opacity="100%" fo:font-weight="bold" style:font-name-asian="Calibri3" style:font-weight-asian="bold" style:font-name-complex="Calibri3"/>
    </style:style>
    <style:style style:name="T11" style:family="text">
      <style:text-properties fo:color="#404040" loext:opacity="100%" fo:font-style="italic" fo:font-weight="bold" style:font-name-asian="Calibri3" style:font-style-asian="italic" style:font-weight-asian="bold" style:font-name-complex="Calibri3"/>
    </style:style>
    <style:style style:name="T12" style:family="text">
      <style:text-properties fo:color="#404040" loext:opacity="100%" fo:font-style="italic" fo:font-weight="bold" officeooo:rsid="0069c2f5" style:font-name-asian="Calibri3" style:font-style-asian="italic" style:font-weight-asian="bold" style:font-name-complex="Calibri3"/>
    </style:style>
    <style:style style:name="T13" style:family="text">
      <style:text-properties fo:color="#404040" loext:opacity="100%" fo:font-size="12pt" fo:font-style="italic" fo:font-weight="bold" style:font-name-asian="Calibri3" style:font-size-asian="12pt" style:font-style-asian="italic" style:font-weight-asian="bold" style:font-name-complex="Calibri3" style:font-size-complex="12pt"/>
    </style:style>
    <style:style style:name="T14" style:family="text">
      <style:text-properties fo:color="#404040" loext:opacity="100%" style:font-name-asian="Calibri3" style:font-name-complex="Calibri3"/>
    </style:style>
    <style:style style:name="T15" style:family="text">
      <style:text-properties fo:color="#404040" loext:opacity="100%" style:font-name="Calibri2" style:font-name-asian="Calibri3" style:font-name-complex="Calibri3"/>
    </style:style>
    <style:style style:name="T16" style:family="text">
      <style:text-properties fo:color="#404040" loext:opacity="100%" style:font-name="Calibri2" fo:font-weight="bold" style:font-name-asian="Calibri3" style:font-weight-asian="bold" style:font-name-complex="Calibri3"/>
    </style:style>
    <style:style style:name="T17" style:family="text">
      <style:text-properties fo:color="#404040" loext:opacity="100%" style:font-name="Calibri2" fo:font-weight="bold" officeooo:rsid="0063ec18" style:font-name-asian="Calibri3" style:font-weight-asian="bold" style:font-name-complex="Calibri3"/>
    </style:style>
    <style:style style:name="T18" style:family="text">
      <style:text-properties fo:color="#404040" loext:opacity="100%" style:font-name="Calibri2" fo:font-weight="bold" officeooo:rsid="006ae9f0" style:font-name-asian="Calibri3" style:font-weight-asian="bold" style:font-name-complex="Calibri3"/>
    </style:style>
    <style:style style:name="T19" style:family="text">
      <style:text-properties style:font-name="Arial-BoldMT" fo:font-size="12pt" fo:font-weight="bold" style:font-size-asian="12pt" style:font-weight-asian="bold"/>
    </style:style>
    <style:style style:name="T20" style:family="text">
      <style:text-properties style:font-name-asian="Calibri3" style:font-name-complex="Calibri3"/>
    </style:style>
    <style:style style:name="T21" style:family="text">
      <style:text-properties fo:color="#595959" loext:opacity="100%" fo:font-style="italic" style:font-name-asian="Calibri3" style:font-style-asian="italic" style:font-name-complex="Calibri3"/>
    </style:style>
    <style:style style:name="T22" style:family="text">
      <style:text-properties fo:color="#595959" loext:opacity="100%" fo:font-style="italic" officeooo:rsid="00695806" style:font-name-asian="Calibri3" style:font-style-asian="italic" style:font-name-complex="Calibri3"/>
    </style:style>
    <style:style style:name="T23" style:family="text">
      <style:text-properties fo:color="#595959" loext:opacity="100%" fo:font-style="italic" fo:font-weight="bold" style:font-name-asian="Calibri3" style:font-style-asian="italic" style:font-weight-asian="bold" style:font-name-complex="Calibri3"/>
    </style:style>
    <style:style style:name="T24" style:family="text">
      <style:text-properties fo:color="#595959" loext:opacity="100%" fo:font-style="italic" fo:font-weight="bold" officeooo:rsid="0063ec18" style:font-name-asian="Calibri3" style:font-style-asian="italic" style:font-weight-asian="bold" style:font-name-complex="Calibri3"/>
    </style:style>
    <style:style style:name="T25" style:family="text">
      <style:text-properties fo:color="#595959" loext:opacity="100%" fo:font-style="italic" fo:font-weight="bold" officeooo:rsid="006ae9f0" style:font-name-asian="Calibri3" style:font-style-asian="italic" style:font-weight-asian="bold" style:font-name-complex="Calibri3"/>
    </style:style>
    <style:style style:name="T26" style:family="text">
      <style:text-properties style:font-name="Calibri" style:font-name-asian="Calibri3" style:font-name-complex="Calibri3"/>
    </style:style>
    <style:style style:name="T27" style:family="text">
      <style:text-properties officeooo:rsid="0069c2f5"/>
    </style:style>
    <style:style style:name="T28" style:family="text">
      <style:text-properties style:text-underline-style="solid" style:text-underline-width="auto" style:text-underline-color="font-color" officeooo:rsid="006b4114"/>
    </style:style>
    <style:style style:name="T29" style:family="text">
      <style:text-properties fo:font-variant="normal" fo:text-transform="none" fo:color="#abb2bf" loext:opacity="100%" style:font-name="system-ui" fo:font-size="9.75pt" fo:letter-spacing="normal" fo:font-style="normal" fo:font-weight="normal"/>
    </style:style>
    <style:style style:name="T30" style:family="text">
      <style:text-properties fo:font-variant="normal" fo:text-transform="none" fo:color="#abb2bf" loext:opacity="100%" style:text-line-through-style="none" style:text-line-through-type="none" style:font-name="system-ui" fo:font-size="9.75pt" fo:letter-spacing="normal" fo:font-style="normal" style:text-underline-style="none" fo:font-weight="normal" style:text-blinking="false" loext:padding="0cm" loext:border="none"/>
    </style:style>
    <style:style style:name="T31" style:family="text">
      <style:text-properties fo:font-variant="normal" fo:text-transform="none" fo:color="#abb2bf" loext:opacity="100%" style:text-line-through-style="none" style:text-line-through-type="none" fo:font-size="9.75pt" fo:letter-spacing="normal" fo:font-style="normal" style:text-underline-style="none" fo:font-weight="normal" style:text-blinking="false" loext:padding="0cm" loext:border="none"/>
    </style:style>
    <style:style style:name="T32" style:family="text">
      <style:text-properties fo:font-variant="normal" fo:text-transform="none" fo:color="#abb2bf" loext:opacity="100%" style:text-line-through-style="none" style:text-line-through-type="none" style:font-name="Calibri1" fo:font-size="9.75pt" fo:letter-spacing="normal" fo:font-style="normal" style:text-underline-style="none" fo:font-weight="normal" style:text-blinking="false" loext:padding="0cm" loext:border="none"/>
    </style:style>
    <style:style style:name="T33" style:family="text">
      <style:text-properties fo:font-variant="normal" fo:text-transform="none" fo:color="#abb2bf" loext:opacity="100%" fo:font-size="9.75pt" fo:letter-spacing="normal" fo:font-style="normal" fo:font-weight="normal"/>
    </style:style>
    <style:style style:name="T34" style:family="text">
      <style:text-properties fo:font-variant="normal" fo:text-transform="none" fo:color="#abb2bf" loext:opacity="100%" style:font-name="Calibri1" fo:font-size="9.75pt" fo:letter-spacing="normal" fo:font-style="normal" fo:font-weight="normal"/>
    </style:style>
    <style:style style:name="T35" style:family="text">
      <style:text-properties style:font-name="Calibri1"/>
    </style:style>
    <style:style style:name="T36" style:family="text">
      <style:text-properties style:font-name="Calibri1" style:text-underline-style="none" officeooo:rsid="006ac466"/>
    </style:style>
    <style:style style:name="T37" style:family="text">
      <style:text-properties style:font-name="Calibri1" fo:font-weight="bold" style:font-weight-asian="bold" style:font-weight-complex="bold"/>
    </style:style>
    <style:style style:name="T38" style:family="text">
      <style:text-properties style:font-name="Calibri1" fo:font-weight="bold" officeooo:rsid="006b25ba" style:font-weight-asian="bold" style:font-weight-complex="bold"/>
    </style:style>
    <style:style style:name="T39" style:family="text">
      <style:text-properties style:font-name="Calibri1" fo:font-size="13pt" fo:font-weight="bold" style:font-size-asian="13pt" style:font-weight-asian="bold" style:font-size-complex="13pt" style:font-weight-complex="bold"/>
    </style:style>
    <style:style style:name="T40" style:family="text">
      <style:text-properties style:font-name="Calibri1" fo:font-size="13pt" style:font-size-asian="13pt" style:font-size-complex="13pt"/>
    </style:style>
    <style:style style:name="T41" style:family="text">
      <style:text-properties style:font-name="Calibri1" fo:font-size="13pt" style:text-underline-style="solid" style:text-underline-width="auto" style:text-underline-color="font-color" fo:font-weight="bold" style:font-size-asian="13pt" style:font-weight-asian="bold" style:font-size-complex="13pt" style:font-weight-complex="bold"/>
    </style:style>
    <style:style style:name="T42" style:family="text">
      <style:text-properties style:font-name="Calibri1" fo:font-size="13pt" style:text-underline-style="solid" style:text-underline-width="auto" style:text-underline-color="font-color" style:font-size-asian="13pt" style:font-size-complex="13pt"/>
    </style:style>
    <style:style style:name="T43" style:family="text">
      <style:text-properties style:text-underline-style="none" officeooo:rsid="006b4114"/>
    </style:style>
    <style:style style:name="T44" style:family="text">
      <style:text-properties fo:font-weight="bold" style:font-weight-asian="bold" style:font-weight-complex="bold"/>
    </style:style>
    <style:style style:name="T45" style:family="text">
      <style:text-properties fo:font-size="13pt" style:font-size-asian="13pt" style:font-size-complex="13pt"/>
    </style:style>
    <style:style style:name="T46" style:family="text">
      <style:text-properties officeooo:rsid="006ae9f0"/>
    </style:style>
    <style:style style:name="T47" style:family="text">
      <style:text-properties officeooo:rsid="006b4114"/>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19" loext:marker-style-name="T1"><text:span text:style-name="T2">Activité-type </text:span><text:span text:style-name="T3">2</text:span></text:p>
          </table:table-cell>
          <table:table-cell table:style-name="Tableau1.A1" office:value-type="string">
            <text:p text:style-name="P22" loext:marker-style-name="T6"><text:span text:style-name="T10">Développer la partie back-end d’une application web ou web mobile sécurisée</text:span></text:p>
          </table:table-cell>
        </table:table-row>
        <table:table-row table:style-name="Tableau1.2">
          <table:table-cell table:style-name="Tableau1.A2" office:value-type="string">
            <text:p text:style-name="P20" loext:marker-style-name="T7"><text:span text:style-name="T11">CP </text:span><text:span text:style-name="T12">7</text:span><text:span text:style-name="T13"> <text:s/></text:span><text:span text:style-name="T4">►</text:span></text:p>
          </table:table-cell>
          <table:table-cell table:style-name="Tableau1.B2" office:value-type="string">
            <text:p text:style-name="P3" loext:marker-style-name="T19"><text:span text:style-name="T20">Développer des composants métier côté serveur</text:span></text:p>
          </table:table-cell>
        </table:table-row>
      </table:table>
      <text:p text:style-name="P1"/>
      <text:p text:style-name="P1"/>
      <text:p text:style-name="P1"/>
      <table:table table:name="Tableau2" table:style-name="Tableau2">
        <table:table-column table:style-name="Tableau2.A"/>
        <table:table-row table:style-name="Tableau2.1">
          <table:table-cell table:style-name="Tableau2.A1" office:value-type="string">
            <text:p text:style-name="P25" loext:marker-style-name="T6"><text:span text:style-name="T6">1. Décrivez les tâches ou opérations que vous avez effectuées, et dans quelles conditions :</text:span></text:p>
          </table:table-cell>
        </table:table-row>
      </table:table>
      <text:p text:style-name="Standard"><text:span text:style-name="T35"/></text:p>
      <text:p text:style-name="Standard"><text:span text:style-name="T35"/></text:p>
      <text:p text:style-name="P13"><text:span text:style-name="T35">Dans le projet Soundora, j’ai conçu et développé les composants métier du back-end en Node.js/Express.</text:span></text:p>
      <text:p text:style-name="P13"><text:span text:style-name="T35"><text:line-break/>J’ai implémenté la logique métier pour la gestion des utilisateurs, des produits, des catégories, du panier, des commandes et du paiement en ligne (Stripe).<text:line-break/>J’ai structuré le code en contrôleurs (ex : </text:span><text:span text:style-name="Source_20_Text"><text:span text:style-name="T35">orderController.js</text:span></text:span><text:span text:style-name="T35">, </text:span><text:span text:style-name="Source_20_Text"><text:span text:style-name="T35">cartController.js</text:span></text:span><text:span text:style-name="T35">, </text:span><text:span text:style-name="T36">authController,js</text:span><text:span text:style-name="T35">) pour séparer la logique métier de l’accès aux données.</text:span></text:p>
      <text:p text:style-name="Standard"><text:span text:style-name="T35"/></text:p>
      <text:p text:style-name="Standard"><text:span text:style-name="T35"><text:line-break/></text:span><text:span text:style-name="T41">Précision de la g</text:span><text:span text:style-name="Strong_20_Emphasis"><text:span text:style-name="T42">estion des règles métier :</text:span></text:span></text:p>
      <text:p text:style-name="Standard"><text:span text:style-name="Strong_20_Emphasis"><text:span text:style-name="T35"/></text:span></text:p>
      <text:list text:style-name="L5">
        <text:list-item>
          <text:p text:style-name="P10">J’ai mis en place des contrôleurs côté serveur (Node.js/Express) pour centraliser la logique métier de l’application.</text:p>
          <text:p text:style-name="P10"/>
        </text:list-item>
        <text:list-item>
          <text:p text:style-name="P10">Pour chaque fonctionnalité (création de commande, ajout au panier, paiement, etc.), j’ai défini des règles précises :</text:p>
          <text:p text:style-name="P10"/>
          <text:list>
            <text:list-item>
              <text:p text:style-name="P10">Vérification que l’utilisateur est bien authentifié avant d’accéder à certaines routes (ex : passer commande, voir l’historique).</text:p>
              <text:p text:style-name="P10"/>
            </text:list-item>
            <text:list-item>
              <text:p text:style-name="P10">Validation des données reçues du frontend : contrôle des champs obligatoires, des formats (ex : email, prix positif, quantité non nulle), et gestion des erreurs en cas de données invalides.</text:p>
              <text:p text:style-name="P10"/>
            </text:list-item>
            <text:list-item>
              <text:p text:style-name="P10">Calcul automatique du total du panier et des frais de livraison lors de la création d’une commande.</text:p>
              <text:p text:style-name="P10"/>
            </text:list-item>
            <text:list-item>
              <text:p text:style-name="P10">Gestion des stocks : vérification de la disponibilité des produits avant validation d’une commande, et mise à jour des quantités en base après achat.</text:p>
              <text:p text:style-name="P10"/>
            </text:list-item>
            <text:list-item>
              <text:p text:style-name="P10">Attribution de droits spécifiques selon le rôle de l’utilisateur (ex : seuls les admins peuvent ajouter ou supprimer des produits, seuls les clients peuvent commander).</text:p>
              <text:p text:style-name="P10"/>
            </text:list-item>
            <text:list-item>
              <text:p text:style-name="P10">Intégration du paiement Stripe : la commande n’est validée que si le paiement est accepté, grâce à la gestion des webhooks Stripe.</text:p>
              <text:p text:style-name="P10"/>
            </text:list-item>
            <text:list-item>
              <text:p text:style-name="P11"><text:soft-page-break/>Suivi de l’état des commandes (en attente, payée, expédiée, annulée) et mise à jour automatique selon les actions de l’utilisateur ou du backoffice.</text:p>
              <text:p text:style-name="P11"/>
            </text:list-item>
            <text:list-item>
              <text:p text:style-name="P11">J’ai documenté chaque règle métier dans le code et dans la documentation technique pour faciliter la compréhension et la maintenance du projet.</text:p>
            </text:list-item>
          </text:list>
        </text:list-item>
      </text:list>
      <text:p text:style-name="Text_20_body"><text:line-break/></text:p>
      <text:p text:style-name="P9"/>
      <text:p text:style-name="P9"/>
      <text:p text:style-name="Standard"><text:span text:style-name="Strong_20_Emphasis"><text:span text:style-name="T42">Conditions de réalisation </text:span></text:span><text:span text:style-name="Strong_20_Emphasis"><text:span text:style-name="T40">:</text:span></text:span></text:p>
      <text:p text:style-name="Standard"><text:span text:style-name="Strong_20_Emphasis"><text:span text:style-name="T40"/></text:span></text:p>
      <text:p text:style-name="Standard"><text:span text:style-name="Strong_20_Emphasis"><text:span text:style-name="T35"/></text:span></text:p>
      <text:list xml:id="list2107149790" text:style-name="L2">
        <text:list-header>
          <text:p text:style-name="P7"><text:span text:style-name="Strong_20_Emphasis">Environnement technique</text:span> :</text:p>
          <text:p text:style-name="P7"><text:line-break/>Le projet a été développé sur un poste sous Linux, avec Node.js et Angular installés localement. Le code source est versionné sur GitHub, ce qui permet un suivi des évolutions et un travail collaboratif. L’éditeur principal utilisé est Visual Studio Code, avec des extensions facilitant le développement (lint, auto-format, intégration Git…).</text:p>
        </text:list-header>
      </text:list>
      <text:p text:style-name="P17"/>
      <text:p text:style-name="P17"/>
      <text:list text:style-name="L6">
        <text:list-item>
          <text:p text:style-name="P16"><text:span text:style-name="Strong_20_Emphasis">Contraintes matérielles et logicielles</text:span> :</text:p>
          <text:p text:style-name="P16"><text:line-break/>Le développement nécessite un ordinateur avec une connexion Internet, Node.js, npm, et un navigateur moderne pour le front-end. L’API back-end fonctionne en local ou via Docker, et la base de données est gérée via Supabase (PostgreSQL) ou MySQL selon les besoins de test.</text:p>
        </text:list-item>
      </text:list>
      <text:p text:style-name="P18"/>
      <text:p text:style-name="P18"/>
      <text:list text:continue-numbering="true" text:style-name="L6">
        <text:list-item>
          <text:p text:style-name="P15"><text:span text:style-name="Strong_20_Emphasis">Outils et ressources</text:span> :</text:p>
          <text:p text:style-name="P15"/>
          <text:list>
            <text:list-item>
              <text:p text:style-name="P15"><text:span text:style-name="Strong_20_Emphasis">Gestion de version</text:span> : Git et GitHub pour le suivi, la sauvegarde et la collaboration.</text:p>
              <text:p text:style-name="P15"/>
            </text:list-item>
            <text:list-item>
              <text:p text:style-name="P15"><text:span text:style-name="Strong_20_Emphasis">Gestion de projet</text:span> : Kanban (GitHub Projects), documentation dans le dossier <text:span text:style-name="T28">docs</text:span><text:span text:style-name="T43">.</text:span></text:p>
              <text:p text:style-name="P15"><text:span text:style-name="T43"/></text:p>
            </text:list-item>
            <text:list-item>
              <text:p text:style-name="P15"><text:span text:style-name="Strong_20_Emphasis">Tests et validation</text:span> : Postman pour tester les API, console navigateur pour le front-end, logs serveur pour le back-end.</text:p>
              <text:p text:style-name="P15"/>
            </text:list-item>
            <text:list-item>
              <text:p text:style-name="P15"><text:span text:style-name="Strong_20_Emphasis">Sécurité</text:span> : Utilisation de variables d’environnement (.<text:span text:style-name="T47">env</text:span>), gestion des tokens JWT, et authentification via Supabase.</text:p>
              <text:p text:style-name="P15"/>
            </text:list-item>
            <text:list-item>
              <text:p text:style-name="P15"><text:span text:style-name="Strong_20_Emphasis">Déploiement</text:span> : Docker Compose pour simuler l’environnement de production, scripts npm pour automatiser les tâches courantes.</text:p>
            </text:list-item>
          </text:list>
        </text:list-item>
      </text:list>
      <text:p text:style-name="Standard"/>
      <text:p text:style-name="Standard"/>
      <text:p text:style-name="Standard"/>
      <text:list text:continue-numbering="true" text:style-name="L6">
        <text:list-item>
          <text:p text:style-name="P16"><text:span text:style-name="Strong_20_Emphasis">Organisation du travail</text:span> :</text:p>
          <text:p text:style-name="P16"><text:line-break/>Le projet a été découpé en tâches : conception de la base de données, développement du back-end (API REST, logique métier), puis du front-end (UI responsive, intégration Stripe, gestion de l’authentification). Chaque étape a été validée par des tests manuels et des revues de code.</text:p>
        </text:list-item>
      </text:list>
      <text:p text:style-name="P18"><text:soft-page-break/></text:p>
      <text:p text:style-name="P18"/>
      <text:p text:style-name="P18"/>
      <text:list text:continue-numbering="true" text:style-name="L6">
        <text:list-item>
          <text:p text:style-name="P15"><text:span text:style-name="Strong_20_Emphasis">Contraintes spécifiques</text:span> :</text:p>
          <text:p text:style-name="P15"/>
          <text:list>
            <text:list-item>
              <text:p text:style-name="P15">Respect des bonnes pratiques de sécurité (protection des routes, gestion des erreurs, validation des entrées).</text:p>
              <text:p text:style-name="P15"/>
            </text:list-item>
            <text:list-item>
              <text:p text:style-name="P15">Accessibilité et responsive design pour garantir une expérience utilisateur optimale sur mobile et desktop.</text:p>
              <text:p text:style-name="P15"/>
            </text:list-item>
            <text:list-item>
              <text:p text:style-name="P15">Documentation systématique du code et des choix techniques pour faciliter la maintenance et la transmission du projet.</text:p>
            </text:list-item>
          </text:list>
        </text:list-item>
      </text:list>
      <text:list text:continue-list="list2107149790" text:style-name="L2">
        <text:list-header>
          <text:p text:style-name="P8"/>
        </text:list-header>
      </text:list>
      <text:p text:style-name="P2"/>
      <text:p text:style-name="P2"/>
      <text:p text:style-name="P2"/>
      <text:p text:style-name="Standard"/>
      <table:table table:name="Tableau34" table:style-name="Tableau34">
        <table:table-column table:style-name="Tableau34.A"/>
        <table:table-row table:style-name="Tableau34.1">
          <table:table-cell table:style-name="Tableau34.A1" office:value-type="string">
            <text:p text:style-name="P21" loext:marker-style-name="T6"><text:span text:style-name="T10">2. Précisez les moyens utilisés :</text:span></text:p>
          </table:table-cell>
        </table:table-row>
      </table:table>
      <text:p text:style-name="Standard"><text:span text:style-name="Strong_20_Emphasis"/></text:p>
      <text:p text:style-name="Standard"><text:span text:style-name="Strong_20_Emphasis"/></text:p>
      <text:list text:style-name="L3">
        <text:list-item>
          <text:p text:style-name="P12"><text:span text:style-name="Strong_20_Emphasis"><text:span text:style-name="T45">Environnement technique</text:span></text:span><text:span text:style-name="T45"> :</text:span></text:p>
          <text:p text:style-name="P12"><text:span text:style-name="T45"/></text:p>
          <text:list>
            <text:list-item>
              <text:p text:style-name="P12">Développement du back-end avec Node.js et Express pour la gestion des routes, de la logique métier et des contrôleurs.</text:p>
              <text:p text:style-name="P12"/>
            </text:list-item>
            <text:list-item>
              <text:p text:style-name="P12">Utilisation de Supabase (PostgreSQL) comme base de données relationnelle, avec gestion des tables, des relations et des requêtes SQL.</text:p>
              <text:p text:style-name="P12"/>
            </text:list-item>
            <text:list-item>
              <text:p text:style-name="P12">Intégration de l’API Stripe pour la gestion des paiements en ligne et des webhooks de confirmation.</text:p>
              <text:p text:style-name="P12"/>
            </text:list-item>
            <text:list-item>
              <text:p text:style-name="P12">Utilisation de JWT (JSON Web Token) pour l’authentification sécurisée et la gestion des sessions utilisateurs.</text:p>
              <text:p text:style-name="P12"/>
            </text:list-item>
            <text:list-item>
              <text:p text:style-name="P12">Mise en place de middlewares Express pour la validation des entrées, la gestion des droits d’accès et la sécurisation des routes sensibles.</text:p>
            </text:list-item>
          </text:list>
        </text:list-item>
      </text:list>
      <text:p text:style-name="Standard"/>
      <text:p text:style-name="Standard"/>
      <text:p text:style-name="Standard"/>
      <text:list text:continue-numbering="true" text:style-name="L3">
        <text:list-item>
          <text:p text:style-name="P12"><text:span text:style-name="Strong_20_Emphasis"><text:span text:style-name="T45">Outils et pratiques de développement</text:span></text:span><text:span text:style-name="T45"> :</text:span></text:p>
        </text:list-item>
      </text:list>
      <text:p text:style-name="Standard"><text:span text:style-name="T45"/></text:p>
      <text:p text:style-name="Standard"><text:span text:style-name="T45"/></text:p>
      <text:list xml:id="list183127333770188" text:continue-numbering="true" text:style-name="L3">
        <text:list-item>
          <text:p text:style-name="P12">J’ai utilisé <text:span text:style-name="Strong_20_Emphasis">Visual Studio Code</text:span> comme éditeur principal pour écrire et organiser le code du back-end.</text:p>
          <text:p text:style-name="P12"/>
        </text:list-item>
      </text:list>
      <text:list text:style-name="L4">
        <text:list-item>
          <text:p text:style-name="P14">Le code a été versionné avec <text:span text:style-name="Strong_20_Emphasis">Git</text:span> et hébergé sur <text:span text:style-name="Strong_20_Emphasis">GitHub</text:span>, ce qui m’a permis de sauvegarder chaque étape du projet, de revenir en arrière si besoin, et de travailler proprement.</text:p>
          <text:p text:style-name="P14"/>
        </text:list-item>
        <text:list-item>
          <text:p text:style-name="P14"><text:soft-page-break/>J’ai utilisé <text:span text:style-name="Strong_20_Emphasis">Postman</text:span> pour tester les différentes routes de l’API : cela m’a permis de vérifier que chaque fonctionnalité (connexion, ajout au panier, paiement, etc.) fonctionnait bien indépendamment du frontend.</text:p>
          <text:p text:style-name="P14"/>
        </text:list-item>
        <text:list-item>
          <text:p text:style-name="P14">J’ai mis en place des <text:span text:style-name="Strong_20_Emphasis">variables d’environnement</text:span> (fichier .<text:span text:style-name="T46">env</text:span>) pour sécuriser les informations sensibles comme les clés d’API ou les identifiants de la base de données.</text:p>
          <text:p text:style-name="P14"/>
        </text:list-item>
        <text:list-item>
          <text:p text:style-name="P14">J’ai documenté le code avec des commentaires clairs pour expliquer la logique métier, les paramètres attendus et les retours des fonctions.</text:p>
          <text:p text:style-name="P14"/>
        </text:list-item>
        <text:list-item>
          <text:p text:style-name="P14">J’ai structuré le projet en plusieurs fichiers et dossiers : contrôleurs pour la logique métier, routes pour les points d’entrée de l’API, services pour l’accès aux données, ce qui facilite la maintenance et l’évolution du projet.</text:p>
          <text:p text:style-name="P14"/>
        </text:list-item>
        <text:list-item>
          <text:p text:style-name="P14">J’ai appliqué les bonnes pratiques de sécurité : validation des données reçues, gestion des erreurs, séparation des droits d’accès selon le rôle de l’utilisateur (admin, client…).</text:p>
        </text:list-item>
      </text:list>
      <text:list text:continue-list="list183127333770188" text:style-name="L3">
        <text:list-item>
          <text:list>
            <text:list-header>
              <text:p text:style-name="P12"/>
            </text:list-header>
          </text:list>
        </text:list-item>
      </text:list>
      <text:p text:style-name="Standard"/>
      <text:p text:style-name="Standard"/>
      <text:list text:continue-numbering="true" text:style-name="L3">
        <text:list-header>
          <text:p text:style-name="P12"/>
        </text:list-header>
      </text:list>
      <text:p text:style-name="Standard"/>
      <table:table table:name="Tableau35" table:style-name="Tableau35">
        <table:table-column table:style-name="Tableau35.A"/>
        <table:table-row table:style-name="Tableau35.1">
          <table:table-cell table:style-name="Tableau35.A1" office:value-type="string">
            <text:p text:style-name="P21" loext:marker-style-name="T6"><text:span text:style-name="T10">3. Avec qui avez-vous travaillé ?</text:span></text:p>
          </table:table-cell>
        </table:table-row>
      </table:table>
      <text:p text:style-name="P27" loext:marker-style-name="T9"/>
      <text:p text:style-name="P27" loext:marker-style-name="T9">Pour ce projet j’ai travaillé en total autonomie</text:p>
      <text:p text:style-name="P27" loext:marker-style-name="T9"/>
      <table:table table:name="Tableau36" table:style-name="Tableau36">
        <table:table-column table:style-name="Tableau36.A"/>
        <table:table-column table:style-name="Tableau36.B"/>
        <table:table-column table:style-name="Tableau36.C"/>
        <table:table-row table:style-name="Tableau36.1">
          <table:table-cell table:style-name="Tableau36.A1" table:number-columns-spanned="3" office:value-type="string">
            <text:p text:style-name="P21" loext:marker-style-name="T6"><text:span text:style-name="T10">4. Contexte</text:span></text:p>
          </table:table-cell>
          <table:covered-table-cell/>
          <table:covered-table-cell/>
        </table:table-row>
        <table:table-row table:style-name="Tableau36.2">
          <table:table-cell table:style-name="Tableau36.A2" table:number-columns-spanned="2" office:value-type="string">
            <text:p text:style-name="P21" loext:marker-style-name="T8"><text:span text:style-name="T14">Nom de l’entreprise, organisme ou association</text:span><text:span text:style-name="T10"> <text:s/></text:span><text:span text:style-name="T4">►</text:span></text:p>
          </table:table-cell>
          <table:covered-table-cell/>
          <table:table-cell table:style-name="Tableau36.C2" office:value-type="string">
            <text:p text:style-name="P24" loext:marker-style-name="T8"><text:span text:style-name="T21">La Plateforme</text:span></text:p>
          </table:table-cell>
        </table:table-row>
        <table:table-row table:style-name="Tableau36.3">
          <table:table-cell table:style-name="Tableau36.A2" office:value-type="string">
            <text:p text:style-name="P21" loext:marker-style-name="T9"><text:span text:style-name="T14">Chantier, atelier, service</text:span><text:span text:style-name="T10"><text:tab/></text:span><text:span text:style-name="T4">►</text:span></text:p>
          </table:table-cell>
          <table:table-cell table:style-name="Tableau36.C2" table:number-columns-spanned="2" office:value-type="string">
            <text:p text:style-name="P23" loext:marker-style-name="T9"><text:span text:style-name="T21"><text:s/></text:span><text:span text:style-name="T22">Boutique en ligne d’instruments et d’accessoires de musique “Soundora”</text:span></text:p>
          </table:table-cell>
          <table:covered-table-cell/>
        </table:table-row>
        <table:table-row table:style-name="Tableau36.4">
          <table:table-cell table:style-name="Tableau36.A4" table:number-columns-spanned="3" office:value-type="string">
            <text:p text:style-name="P26" loext:marker-style-name="T26"><text:span text:style-name="T15">Période d’exercice</text:span><text:span text:style-name="T16"> <text:s/><text:tab/></text:span><text:span text:style-name="T5">► <text:s text:c="3"/></text:span><text:span text:style-name="T15">Du :<text:tab/></text:span><text:span text:style-name="T23"> </text:span><text:span text:style-name="T25">17</text:span><text:span text:style-name="T24">/</text:span><text:span text:style-name="T25">06</text:span><text:span text:style-name="T24">/</text:span><text:span text:style-name="T25">2025</text:span><text:span text:style-name="T16"><text:tab/></text:span><text:span text:style-name="T15">au :</text:span><text:span text:style-name="T16"><text:tab/></text:span><text:span text:style-name="T18">31</text:span><text:span text:style-name="T17">/</text:span><text:span text:style-name="T18">08</text:span><text:span text:style-name="T17">/</text:span><text:span text:style-name="T18">2025</text:span></text:p>
          </table:table-cell>
          <table:covered-table-cell/>
          <table:covered-table-cell/>
        </table:table-row>
        <table:table-row table:style-name="Tableau36.4">
          <table:table-cell table:style-name="Tableau36.A5" table:number-columns-spanned="3" office:value-type="string">
            <text:p text:style-name="P21" loext:marker-style-name="T6"><text:span text:style-name="T10">5. Informations complémentaires (facultatif)</text:span></text:p>
          </table:table-cell>
          <table:covered-table-cell/>
          <table:covered-table-cell/>
        </table:table-row>
      </table:table>
      <text:p text:style-name="P6" loext:marker-style-name="T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BoldMT" svg:font-family="Arial-BoldMT"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Ubuntu Mono" svg:font-family="'Ubuntu Mono', 'Liberation Mono', 'DejaVu Sans Mono', 'Courier New', monospace"/>
    <style:font-face style:name="system-ui" svg:font-family="system-ui, Ubuntu, 'Droid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mment" style:family="paragraph" style:parent-style-name="Standard" style:class="extra">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30T13:44:21.897000000</meta:creation-date>
    <dc:date>2025-08-29T18:31:25.816499450</dc:date>
    <meta:editing-duration>PT5H21M22S</meta:editing-duration>
    <meta:editing-cycles>28</meta:editing-cycles>
    <meta:generator>LibreOffice/24.2.7.2$Linux_X86_64 LibreOffice_project/420$Build-2</meta:generator>
    <meta:document-statistic meta:table-count="5" meta:image-count="0" meta:object-count="0" meta:page-count="4" meta:paragraph-count="91" meta:word-count="1016" meta:character-count="6325" meta:non-whitespace-character-count="5424"/>
  </office:meta>
</office:document-meta>
</file>